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Theme_header_secondary_1" style:family="table-cell" style:display-name="Theme_header_secondary_1">
      <style:table-cell-properties fo:background-color="#ED7D31" fo:padding="4pt"/>
      <style:text-properties fo:font-family="Liberation Sans" fo:font-size="11pt" fo:color="#F5F5F5"/>
    </style:style>
    <style:style style:name="Theme_default_12" style:family="table-cell" style:display-name="Theme_default_12">
      <style:table-cell-properties fo:padding="2pt"/>
      <style:text-properties fo:font-family="Liberation Sans" fo:font-size="10pt" fo:color="#333333"/>
    </style:style>
    <style:style style:name="Theme_header_primary_19" style:family="table-cell" style:display-name="Theme_header_primary_19">
      <style:table-cell-properties fo:background-color="#1E3A5F" fo:padding="4pt"/>
      <style:text-properties fo:font-family="Liberation Sans" fo:font-size="11pt" fo:color="#F5F5F5"/>
    </style:style>
    <style:style style:name="Theme_currency_21" style:family="table-cell" style:display-name="Theme_currency_21">
      <style:table-cell-properties fo:padding="2pt"/>
      <style:text-properties fo:font-family="Liberation Sans" fo:font-size="10pt" fo:color="#333333"/>
    </style:style>
    <style:style style:name="Col_23" style:family="table-column" style:display-name="Col_23">
      <style:table-column-properties style:column-width="50pt"/>
    </style:style>
    <style:style style:name="Col_24" style:family="table-column" style:display-name="Col_24">
      <style:table-column-properties style:column-width="120pt"/>
    </style:style>
    <style:style style:name="Col_25" style:family="table-column" style:display-name="Col_25">
      <style:table-column-properties style:column-width="150pt"/>
    </style:style>
    <style:style style:name="Col_26" style:family="table-column" style:display-name="Col_26">
      <style:table-column-properties style:column-width="200pt"/>
    </style:style>
    <style:style style:name="Col_27" style:family="table-column" style:display-name="Col_27">
      <style:table-column-properties style:column-width="120pt"/>
    </style:style>
    <style:style style:name="Col_28" style:family="table-column" style:display-name="Col_28">
      <style:table-column-properties style:column-width="70pt"/>
    </style:style>
    <style:style style:name="Col_29" style:family="table-column" style:display-name="Col_29">
      <style:table-column-properties style:column-width="80pt"/>
    </style:style>
    <style:style style:name="Col_30" style:family="table-column" style:display-name="Col_30">
      <style:table-column-properties style:column-width="100pt"/>
    </style:style>
    <style:style style:name="Col_31" style:family="table-column" style:display-name="Col_31">
      <style:table-column-properties style:column-width="150pt"/>
    </style:style>
  </office:automatic-styles>
  <office:body>
    <office:spreadsheet>
      <table:table table:name="BOM">
        <table:table-column table:style-name="Col_23"/>
        <table:table-column table:style-name="Col_24"/>
        <table:table-column table:style-name="Col_25"/>
        <table:table-column table:style-name="Col_26"/>
        <table:table-column table:style-name="Col_27"/>
        <table:table-column table:style-name="Col_28"/>
        <table:table-column table:style-name="Col_29"/>
        <table:table-column table:style-name="Col_30"/>
        <table:table-column table:style-name="Col_31"/>
        <table:table-row>
          <table:table-cell table:style-name="Theme_header_primary_19" table:number-columns-spanned="9" office:value-type="string">
            <text:p>Bill of Materials - Widget Rev A Rev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header_secondary_1" office:value-type="string">
            <text:p>Item #</text:p>
          </table:table-cell>
          <table:table-cell table:style-name="Theme_header_secondary_1" office:value-type="string">
            <text:p>Ref Designator</text:p>
          </table:table-cell>
          <table:table-cell table:style-name="Theme_header_secondary_1" office:value-type="string">
            <text:p>Part Number</text:p>
          </table:table-cell>
          <table:table-cell table:style-name="Theme_header_secondary_1" office:value-type="string">
            <text:p>Description</text:p>
          </table:table-cell>
          <table:table-cell table:style-name="Theme_header_secondary_1" office:value-type="string">
            <text:p>Manufacturer</text:p>
          </table:table-cell>
          <table:table-cell table:style-name="Theme_header_secondary_1" office:value-type="string">
            <text:p>Quantity</text:p>
          </table:table-cell>
          <table:table-cell table:style-name="Theme_header_secondary_1" office:value-type="string">
            <text:p>Unit Cost</text:p>
          </table:table-cell>
          <table:table-cell table:style-name="Theme_header_secondary_1" office:value-type="string">
            <text:p>Extended Cost</text:p>
          </table:table-cell>
          <table:table-cell table:style-name="Theme_header_secondary_1" office:value-type="string">
            <text:p>Notes</text:p>
          </table:table-cell>
        </table:table-row>
        <table:table-row>
          <table:table-cell table:style-name="Theme_default_12" office:value-type="float" office:value="1">
            <text:p>1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3*G3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2">
            <text:p>2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4*G4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3">
            <text:p>3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5*G5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4">
            <text:p>4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6*G6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5">
            <text:p>5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7*G7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6">
            <text:p>6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8*G8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7">
            <text:p>7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9*G9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8">
            <text:p>8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0*G10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9">
            <text:p>9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1*G11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0">
            <text:p>10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2*G12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1">
            <text:p>11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3*G13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2">
            <text:p>12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4*G14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3">
            <text:p>13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5*G15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4">
            <text:p>14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6*G16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5">
            <text:p>15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7*G17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6">
            <text:p>16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8*G18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7">
            <text:p>17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19*G19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8">
            <text:p>18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20*G20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19">
            <text:p>19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21*G21</text:p>
          </table:table-cell>
          <table:table-cell table:style-name="Theme_default_12" office:value-type="string"/>
        </table:table-row>
        <table:table-row>
          <table:table-cell table:style-name="Theme_default_12" office:value-type="float" office:value="20">
            <text:p>20</text:p>
          </table:table-cell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string"/>
          <table:table-cell table:style-name="Theme_default_12" office:value-type="float" office:value="1">
            <text:p>1</text:p>
          </table:table-cell>
          <table:table-cell table:style-name="Theme_default_12" office:value-type="currency" office:value="0">
            <text:p>$0</text:p>
          </table:table-cell>
          <table:table-cell table:style-name="Theme_currency_21" office:value-type="string">
            <text:p>=F22*G22</text:p>
          </table:table-cell>
          <table:table-cell table:style-name="Theme_default_12" office:value-type="string"/>
        </table:table-row>
        <table:table-row/>
        <table:table-row>
          <table:table-cell table:style-name="Theme_default_12" table:number-columns-spanned="5" office:value-type="string">
            <text:p>TOTALS</text:p>
          </table:table-cell>
          <table:covered-table-cell/>
          <table:covered-table-cell/>
          <table:covered-table-cell/>
          <table:covered-table-cell/>
        </table:table-row>
        <table:table-row/>
        <table:table-row>
          <table:table-cell table:style-name="Theme_default_12" table:number-columns-spanned="9" office:value-type="string">
            <text:p>BOM Statistic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2" office:value-type="string">
            <text:p>Total Line Items:</text:p>
          </table:table-cell>
          <table:covered-table-cell/>
          <table:table-cell table:style-name="Theme_default_12" office:value-type="string"/>
          <table:table-cell table:style-name="Theme_default_12" table:number-columns-spanned="2" office:value-type="string">
            <text:p>Total Components:</text:p>
          </table:table-cell>
          <table:covered-table-cell/>
        </table:table-row>
        <table:table-row>
          <table:table-cell table:style-name="Theme_default_12" table:number-columns-spanned="2" office:value-type="string">
            <text:p>Unique Parts:</text:p>
          </table:table-cell>
          <table:covered-table-cell/>
          <table:table-cell table:style-name="Theme_default_12" office:value-type="string"/>
          <table:table-cell table:style-name="Theme_default_12" table:number-columns-spanned="2" office:value-type="string">
            <text:p>Average Unit Cost: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